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99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2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3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3"/>
        <table:table-column table:style-name="co4" table:default-cell-style-name="ce10"/>
        <table:table-column table:style-name="co5" table:default-cell-style-name="ce16"/>
        <table:table-column table:style-name="co6" table:number-columns-repeated="4" table:default-cell-style-name="ce17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66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RN</text:p>
          </table:table-cell>
          <table:table-cell table:style-name="ce4" office:value-type="string" calcext:value-type="string">
            <text:p>MP1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9</text:p>
          </table:table-cell>
          <table:table-cell table:style-name="ce4"/>
          <table:table-cell/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2" office:value-type="string" calcext:value-type="string">
            <text:p>CP1</text:p>
          </table:table-cell>
          <table:table-cell table:style-name="ce12" office:value-type="string" calcext:value-type="string">
            <text:p>CP2</text:p>
          </table:table-cell>
          <table:table-cell table:style-name="ce12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2" office:value-type="string" calcext:value-type="string">
            <text:p>FP – P</text:p>
          </table:table-cell>
          <table:table-cell table:style-name="ce12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4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table:style-name="ce15" office:value-type="string" calcext:value-type="string">
            <text:p>Final Grade</text:p>
          </table:table-cell>
          <table:table-cell table:style-name="ce15" office:value-type="string" calcext:value-type="string">
            <text:p>Submitted Grade</text:p>
          </table:table-cell>
          <table:table-cell table:style-name="ce15" office:value-type="string" calcext:value-type="string">
            <text:p>Final GPA</text:p>
          </table:table-cell>
          <table:table-cell table:style-name="ce15" office:value-type="string" calcext:value-type="string">
            <text:p>Submitted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2" table:number-columns-repeated="966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  <table:table-cell table:style-name="ce7" table:formula="of:=(SUM(VLOOKUP([.C2];[.$AY$2:.$AZ$15];2;0); VLOOKUP([.C2];[.$AY$2:.$AZ$15];2;0); VLOOKUP([.D2];[.$AY$2:.$AZ$15];2;0); VLOOKUP([.H2];[.$AY$2:.$AZ$15];2;0); VLOOKUP([.F2];[.$AY$2:.$AZ$15];2;0); VLOOKUP([.G2];[.$AY$2:.$AZ$15];2;0); VLOOKUP([.J2];[.$AY$2:.$AZ$15];2;0); VLOOKUP([.K2];[.$AY$2:.$AZ$15];2;0); VLOOKUP([.H2];[.$AY$2:.$AZ$15];2;0); VLOOKUP([.H2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Q2:.X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 table:formula="of:=[.AA2]/100*0.05+[.AB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E2]/100*0.15+[.AF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I2];[.$AY$2:.$AZ$15];2;0); VLOOKUP([.AJ2];[.$AY$2:.$AZ$15];2;0); MIN(30; [.AK2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 table:formula="of:=(SUM(VLOOKUP([.AN2];[.$AY$2:.$AZ$15];2;0); VLOOKUP([.AO2];[.$AY$2:.$AZ$15];2;0); VLOOKUP([.AP2];[.$AY$2:.$AZ$15];2;0))/300)*0.1" office:value-type="float" office:value="0.0873333333333333" calcext:value-type="float">
            <text:p>0.08733</text:p>
          </table:table-cell>
          <table:table-cell/>
          <table:table-cell table:style-name="ce14" table:formula="of:=[.O2] + [.Y2] + [.AC2] + [.AL2] + [.AG2] + [.AQ2]" office:value-type="string" office:string-value="" calcext:value-type="error">
            <text:p>#N/A</text:p>
          </table:table-cell>
          <table:table-cell table:style-name="ce15" table:formula="of:=IF([.AS2]&gt;=0.9875;&quot;A+&quot;;  IF([.AS2]&gt;=0.94; &quot;A&quot;; IF([.AS2]&gt;=0.9; &quot;A-&quot;; IF([.AS2]&gt;=0.87; &quot;B+&quot;; IF([.AS2]&gt;=0.84;&quot;B&quot;; IF([.AS2]&gt;=0.8; &quot;B-&quot;; IF([.AS2]&gt;=0.77; &quot;C+&quot;; IF([.AS2]&gt;=0.74;&quot;C&quot;; IF([.AS2]&gt;=0.7; &quot;C-&quot;; IF([.AS2]&gt;=0.67; &quot;D+&quot;; IF([.AS2]&gt;=0.64;&quot;D&quot;; IF([.AS2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T2]; [.$BB$2:.$BC$15]; 2; 0)" office:value-type="string" office:string-value="" calcext:value-type="error">
            <text:p>#N/A</text:p>
          </table:table-cell>
          <table:table-cell table:style-name="ce15" table:formula="of:=VLOOKUP([.AU2]; [.$BB$2:.$BC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-</text:p>
          </table:table-cell>
          <table:table-cell table:number-columns-repeated="2"/>
          <table:table-cell table:style-name="ce7" table:formula="of:=(SUM(VLOOKUP([.C3];[.$AY$2:.$AZ$15];2;0); VLOOKUP([.C3];[.$AY$2:.$AZ$15];2;0); VLOOKUP([.D3];[.$AY$2:.$AZ$15];2;0); VLOOKUP([.H3];[.$AY$2:.$AZ$15];2;0); VLOOKUP([.F3];[.$AY$2:.$AZ$15];2;0); VLOOKUP([.G3];[.$AY$2:.$AZ$15];2;0); VLOOKUP([.J3];[.$AY$2:.$AZ$15];2;0); VLOOKUP([.K3];[.$AY$2:.$AZ$15];2;0); VLOOKUP([.H3];[.$AY$2:.$AZ$15];2;0); VLOOKUP([.H3];[.$AY$2:.$AZ$15];2;0))/1000)*0.3" office:value-type="string" office:string-value="" calcext:value-type="error">
            <text:p>#N/A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table:formula="of:=SUM([.Q3:.X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AA3]/100*0.05+[.AB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E3]/100*0.15+[.AF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7" table:formula="of:=(SUM(VLOOKUP([.AI3];[.$AY$2:.$AZ$15];2;0); VLOOKUP([.AJ3];[.$AY$2:.$AZ$15];2;0); MIN(30; [.AK3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AN3];[.$AY$2:.$AZ$15];2;0); VLOOKUP([.AO3];[.$AY$2:.$AZ$15];2;0); VLOOKUP([.AP3];[.$AY$2:.$AZ$15];2;0))/300)*0.1" office:value-type="float" office:value="0.0916666666666667" calcext:value-type="float">
            <text:p>0.09167</text:p>
          </table:table-cell>
          <table:table-cell/>
          <table:table-cell table:style-name="ce14" table:formula="of:=[.O3] + [.Y3] + [.AC3] + [.AL3] + [.AG3] + [.AQ3]" office:value-type="string" office:string-value="" calcext:value-type="error">
            <text:p>#N/A</text:p>
          </table:table-cell>
          <table:table-cell table:style-name="ce15" table:formula="of:=IF([.AS3]&gt;=0.9875;&quot;A+&quot;;  IF([.AS3]&gt;=0.94; &quot;A&quot;; IF([.AS3]&gt;=0.9; &quot;A-&quot;; IF([.AS3]&gt;=0.87; &quot;B+&quot;; IF([.AS3]&gt;=0.84;&quot;B&quot;; IF([.AS3]&gt;=0.8; &quot;B-&quot;; IF([.AS3]&gt;=0.77; &quot;C+&quot;; IF([.AS3]&gt;=0.74;&quot;C&quot;; IF([.AS3]&gt;=0.7; &quot;C-&quot;; IF([.AS3]&gt;=0.67; &quot;D+&quot;; IF([.AS3]&gt;=0.64;&quot;D&quot;; IF([.AS3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T3]; [.$BB$2:.$BC$15]; 2; 0)" office:value-type="string" office:string-value="" calcext:value-type="error">
            <text:p>#N/A</text:p>
          </table:table-cell>
          <table:table-cell table:style-name="ce15" table:formula="of:=VLOOKUP([.AU3]; [.$BB$2:.$BC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7" table:formula="of:=(SUM(VLOOKUP([.C4];[.$AY$2:.$AZ$15];2;0); VLOOKUP([.C4];[.$AY$2:.$AZ$15];2;0); VLOOKUP([.D4];[.$AY$2:.$AZ$15];2;0); VLOOKUP([.H4];[.$AY$2:.$AZ$15];2;0); VLOOKUP([.F4];[.$AY$2:.$AZ$15];2;0); VLOOKUP([.G4];[.$AY$2:.$AZ$15];2;0); VLOOKUP([.J4];[.$AY$2:.$AZ$15];2;0); VLOOKUP([.K4];[.$AY$2:.$AZ$15];2;0); VLOOKUP([.H4];[.$AY$2:.$AZ$15];2;0); VLOOKUP([.H4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Q4:.X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AA4]/100*0.05+[.AB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[.AE4]/100*0.15+[.AF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7" table:formula="of:=(SUM(VLOOKUP([.AI4];[.$AY$2:.$AZ$15];2;0); VLOOKUP([.AJ4];[.$AY$2:.$AZ$15];2;0); MIN(30; [.AK4]))/230)*0.05" office:value-type="float" office:value="0.0469565217391304" calcext:value-type="float">
            <text:p>0.0469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N4];[.$AY$2:.$AZ$15];2;0); VLOOKUP([.AO4];[.$AY$2:.$AZ$15];2;0); VLOOKUP([.AP4];[.$AY$2:.$AZ$15];2;0))/300)*0.1" office:value-type="float" office:value="0.0936666666666667" calcext:value-type="float">
            <text:p>0.09367</text:p>
          </table:table-cell>
          <table:table-cell/>
          <table:table-cell table:style-name="ce14" table:formula="of:=[.O4] + [.Y4] + [.AC4] + [.AL4] + [.AG4] + [.AQ4]" office:value-type="string" office:string-value="" calcext:value-type="error">
            <text:p>#N/A</text:p>
          </table:table-cell>
          <table:table-cell table:style-name="ce15" table:formula="of:=IF([.AS4]&gt;=0.9875;&quot;A+&quot;;  IF([.AS4]&gt;=0.94; &quot;A&quot;; IF([.AS4]&gt;=0.9; &quot;A-&quot;; IF([.AS4]&gt;=0.87; &quot;B+&quot;; IF([.AS4]&gt;=0.84;&quot;B&quot;; IF([.AS4]&gt;=0.8; &quot;B-&quot;; IF([.AS4]&gt;=0.77; &quot;C+&quot;; IF([.AS4]&gt;=0.74;&quot;C&quot;; IF([.AS4]&gt;=0.7; &quot;C-&quot;; IF([.AS4]&gt;=0.67; &quot;D+&quot;; IF([.AS4]&gt;=0.64;&quot;D&quot;; IF([.AS4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VLOOKUP([.AT4]; [.$BB$2:.$BC$15]; 2; 0)" office:value-type="string" office:string-value="" calcext:value-type="error">
            <text:p>#N/A</text:p>
          </table:table-cell>
          <table:table-cell table:style-name="ce15" table:formula="of:=VLOOKUP([.AU4]; [.$BB$2:.$BC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C-</text:p>
          </table:table-cell>
          <table:table-cell table:number-columns-repeated="2"/>
          <table:table-cell table:style-name="ce7" table:formula="of:=(SUM(VLOOKUP([.C5];[.$AY$2:.$AZ$15];2;0); VLOOKUP([.C5];[.$AY$2:.$AZ$15];2;0); VLOOKUP([.D5];[.$AY$2:.$AZ$15];2;0); VLOOKUP([.H5];[.$AY$2:.$AZ$15];2;0); VLOOKUP([.F5];[.$AY$2:.$AZ$15];2;0); VLOOKUP([.G5];[.$AY$2:.$AZ$15];2;0); VLOOKUP([.J5];[.$AY$2:.$AZ$15];2;0); VLOOKUP([.K5];[.$AY$2:.$AZ$15];2;0); VLOOKUP([.H5];[.$AY$2:.$AZ$15];2;0); VLOOKUP([.H5];[.$AY$2:.$AZ$15];2;0))/1000)*0.3" office:value-type="string" office:string-value="" calcext:value-type="error">
            <text:p>#N/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Q5:.X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 table:formula="of:=[.AA5]/100*0.05+[.AB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7" table:formula="of:=[.AE5]/100*0.15+[.AF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I5];[.$AY$2:.$AZ$15];2;0); VLOOKUP([.AJ5];[.$AY$2:.$AZ$15];2;0); MIN(30; [.AK5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 table:formula="of:=(SUM(VLOOKUP([.AN5];[.$AY$2:.$AZ$15];2;0); VLOOKUP([.AO5];[.$AY$2:.$AZ$15];2;0); VLOOKUP([.AP5];[.$AY$2:.$AZ$15];2;0))/300)*0.1" office:value-type="float" office:value="0.0816666666666667" calcext:value-type="float">
            <text:p>0.08167</text:p>
          </table:table-cell>
          <table:table-cell/>
          <table:table-cell table:style-name="ce14" table:formula="of:=[.O5] + [.Y5] + [.AC5] + [.AL5] + [.AG5] + [.AQ5]" office:value-type="string" office:string-value="" calcext:value-type="error">
            <text:p>#N/A</text:p>
          </table:table-cell>
          <table:table-cell table:style-name="ce15" table:formula="of:=IF([.AS5]&gt;=0.9875;&quot;A+&quot;;  IF([.AS5]&gt;=0.94; &quot;A&quot;; IF([.AS5]&gt;=0.9; &quot;A-&quot;; IF([.AS5]&gt;=0.87; &quot;B+&quot;; IF([.AS5]&gt;=0.84;&quot;B&quot;; IF([.AS5]&gt;=0.8; &quot;B-&quot;; IF([.AS5]&gt;=0.77; &quot;C+&quot;; IF([.AS5]&gt;=0.74;&quot;C&quot;; IF([.AS5]&gt;=0.7; &quot;C-&quot;; IF([.AS5]&gt;=0.67; &quot;D+&quot;; IF([.AS5]&gt;=0.64;&quot;D&quot;; IF([.AS5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-</text:p>
          </table:table-cell>
          <table:table-cell table:style-name="ce15" table:formula="of:=VLOOKUP([.AT5]; [.$BB$2:.$BC$15]; 2; 0)" office:value-type="string" office:string-value="" calcext:value-type="error">
            <text:p>#N/A</text:p>
          </table:table-cell>
          <table:table-cell table:style-name="ce15" table:formula="of:=VLOOKUP([.AU5]; [.$BB$2:.$BC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  <table:table-cell table:style-name="ce7" table:formula="of:=(SUM(VLOOKUP([.C6];[.$AY$2:.$AZ$15];2;0); VLOOKUP([.C6];[.$AY$2:.$AZ$15];2;0); VLOOKUP([.D6];[.$AY$2:.$AZ$15];2;0); VLOOKUP([.H6];[.$AY$2:.$AZ$15];2;0); VLOOKUP([.F6];[.$AY$2:.$AZ$15];2;0); VLOOKUP([.G6];[.$AY$2:.$AZ$15];2;0); VLOOKUP([.J6];[.$AY$2:.$AZ$15];2;0); VLOOKUP([.K6];[.$AY$2:.$AZ$15];2;0); VLOOKUP([.H6];[.$AY$2:.$AZ$15];2;0); VLOOKUP([.H6];[.$AY$2:.$AZ$15];2;0))/1000)*0.3" office:value-type="string" office:string-value="" calcext:value-type="error">
            <text:p>#N/A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Q6:.X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 table:formula="of:=[.AA6]/100*0.05+[.AB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7" table:formula="of:=[.AE6]/100*0.15+[.AF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(SUM(VLOOKUP([.AI6];[.$AY$2:.$AZ$15];2;0); VLOOKUP([.AJ6];[.$AY$2:.$AZ$15];2;0); MIN(30; [.AK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AN6];[.$AY$2:.$AZ$15];2;0); VLOOKUP([.AO6];[.$AY$2:.$AZ$15];2;0); VLOOKUP([.AP6];[.$AY$2:.$AZ$15];2;0))/300)*0.1" office:value-type="float" office:value="0.0816666666666667" calcext:value-type="float">
            <text:p>0.08167</text:p>
          </table:table-cell>
          <table:table-cell/>
          <table:table-cell table:style-name="ce14" table:formula="of:=[.O6] + [.Y6] + [.AC6] + [.AL6] + [.AG6] + [.AQ6]" office:value-type="string" office:string-value="" calcext:value-type="error">
            <text:p>#N/A</text:p>
          </table:table-cell>
          <table:table-cell table:style-name="ce15" table:formula="of:=IF([.AS6]&gt;=0.9875;&quot;A+&quot;;  IF([.AS6]&gt;=0.94; &quot;A&quot;; IF([.AS6]&gt;=0.9; &quot;A-&quot;; IF([.AS6]&gt;=0.87; &quot;B+&quot;; IF([.AS6]&gt;=0.84;&quot;B&quot;; IF([.AS6]&gt;=0.8; &quot;B-&quot;; IF([.AS6]&gt;=0.77; &quot;C+&quot;; IF([.AS6]&gt;=0.74;&quot;C&quot;; IF([.AS6]&gt;=0.7; &quot;C-&quot;; IF([.AS6]&gt;=0.67; &quot;D+&quot;; IF([.AS6]&gt;=0.64;&quot;D&quot;; IF([.AS6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-</text:p>
          </table:table-cell>
          <table:table-cell table:style-name="ce15" table:formula="of:=VLOOKUP([.AT6]; [.$BB$2:.$BC$15]; 2; 0)" office:value-type="string" office:string-value="" calcext:value-type="error">
            <text:p>#N/A</text:p>
          </table:table-cell>
          <table:table-cell table:style-name="ce15" table:formula="of:=VLOOKUP([.AU6]; [.$BB$2:.$BC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-</text:p>
          </table:table-cell>
          <table:table-cell table:number-columns-repeated="2"/>
          <table:table-cell table:style-name="ce7" table:formula="of:=(SUM(VLOOKUP([.C7];[.$AY$2:.$AZ$15];2;0); VLOOKUP([.C7];[.$AY$2:.$AZ$15];2;0); VLOOKUP([.D7];[.$AY$2:.$AZ$15];2;0); VLOOKUP([.H7];[.$AY$2:.$AZ$15];2;0); VLOOKUP([.F7];[.$AY$2:.$AZ$15];2;0); VLOOKUP([.G7];[.$AY$2:.$AZ$15];2;0); VLOOKUP([.J7];[.$AY$2:.$AZ$15];2;0); VLOOKUP([.K7];[.$AY$2:.$AZ$15];2;0); VLOOKUP([.H7];[.$AY$2:.$AZ$15];2;0); VLOOKUP([.H7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Q7:.X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AA7]/100*0.05+[.AB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E7]/100*0.15+[.AF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I7];[.$AY$2:.$AZ$15];2;0); VLOOKUP([.AJ7];[.$AY$2:.$AZ$15];2;0); MIN(30; [.AK7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N7];[.$AY$2:.$AZ$15];2;0); VLOOKUP([.AO7];[.$AY$2:.$AZ$15];2;0); VLOOKUP([.AP7];[.$AY$2:.$AZ$15];2;0))/300)*0.1" office:value-type="float" office:value="0.0883333333333333" calcext:value-type="float">
            <text:p>0.08833</text:p>
          </table:table-cell>
          <table:table-cell/>
          <table:table-cell table:style-name="ce14" table:formula="of:=[.O7] + [.Y7] + [.AC7] + [.AL7] + [.AG7] + [.AQ7]" office:value-type="string" office:string-value="" calcext:value-type="error">
            <text:p>#N/A</text:p>
          </table:table-cell>
          <table:table-cell table:style-name="ce15" table:formula="of:=IF([.AS7]&gt;=0.9875;&quot;A+&quot;;  IF([.AS7]&gt;=0.94; &quot;A&quot;; IF([.AS7]&gt;=0.9; &quot;A-&quot;; IF([.AS7]&gt;=0.87; &quot;B+&quot;; IF([.AS7]&gt;=0.84;&quot;B&quot;; IF([.AS7]&gt;=0.8; &quot;B-&quot;; IF([.AS7]&gt;=0.77; &quot;C+&quot;; IF([.AS7]&gt;=0.74;&quot;C&quot;; IF([.AS7]&gt;=0.7; &quot;C-&quot;; IF([.AS7]&gt;=0.67; &quot;D+&quot;; IF([.AS7]&gt;=0.64;&quot;D&quot;; IF([.AS7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T7]; [.$BB$2:.$BC$15]; 2; 0)" office:value-type="string" office:string-value="" calcext:value-type="error">
            <text:p>#N/A</text:p>
          </table:table-cell>
          <table:table-cell table:style-name="ce15" table:formula="of:=VLOOKUP([.AU7]; [.$BB$2:.$BC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  <table:table-cell table:style-name="ce7" table:formula="of:=(SUM(VLOOKUP([.C8];[.$AY$2:.$AZ$15];2;0); VLOOKUP([.C8];[.$AY$2:.$AZ$15];2;0); VLOOKUP([.D8];[.$AY$2:.$AZ$15];2;0); VLOOKUP([.H8];[.$AY$2:.$AZ$15];2;0); VLOOKUP([.F8];[.$AY$2:.$AZ$15];2;0); VLOOKUP([.G8];[.$AY$2:.$AZ$15];2;0); VLOOKUP([.J8];[.$AY$2:.$AZ$15];2;0); VLOOKUP([.K8];[.$AY$2:.$AZ$15];2;0); VLOOKUP([.H8];[.$AY$2:.$AZ$15];2;0); VLOOKUP([.H8];[.$AY$2:.$AZ$15];2;0))/1000)*0.3" office:value-type="string" office:string-value="" calcext:value-type="error">
            <text:p>#N/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Q8:.X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 table:formula="of:=[.AA8]/100*0.05+[.AB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AE8]/100*0.15+[.AF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I8];[.$AY$2:.$AZ$15];2;0); VLOOKUP([.AJ8];[.$AY$2:.$AZ$15];2;0); MIN(30; [.AK8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N8];[.$AY$2:.$AZ$15];2;0); VLOOKUP([.AO8];[.$AY$2:.$AZ$15];2;0); VLOOKUP([.AP8];[.$AY$2:.$AZ$15];2;0))/300)*0.1" office:value-type="float" office:value="0.0883333333333333" calcext:value-type="float">
            <text:p>0.08833</text:p>
          </table:table-cell>
          <table:table-cell/>
          <table:table-cell table:style-name="ce14" table:formula="of:=[.O8] + [.Y8] + [.AC8] + [.AL8] + [.AG8] + [.AQ8]" office:value-type="string" office:string-value="" calcext:value-type="error">
            <text:p>#N/A</text:p>
          </table:table-cell>
          <table:table-cell table:style-name="ce15" table:formula="of:=IF([.AS8]&gt;=0.9875;&quot;A+&quot;;  IF([.AS8]&gt;=0.94; &quot;A&quot;; IF([.AS8]&gt;=0.9; &quot;A-&quot;; IF([.AS8]&gt;=0.87; &quot;B+&quot;; IF([.AS8]&gt;=0.84;&quot;B&quot;; IF([.AS8]&gt;=0.8; &quot;B-&quot;; IF([.AS8]&gt;=0.77; &quot;C+&quot;; IF([.AS8]&gt;=0.74;&quot;C&quot;; IF([.AS8]&gt;=0.7; &quot;C-&quot;; IF([.AS8]&gt;=0.67; &quot;D+&quot;; IF([.AS8]&gt;=0.64;&quot;D&quot;; IF([.AS8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T8]; [.$BB$2:.$BC$15]; 2; 0)" office:value-type="string" office:string-value="" calcext:value-type="error">
            <text:p>#N/A</text:p>
          </table:table-cell>
          <table:table-cell table:style-name="ce15" table:formula="of:=VLOOKUP([.AU8]; [.$BB$2:.$BC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7" table:formula="of:=(SUM(VLOOKUP([.C9];[.$AY$2:.$AZ$15];2;0); VLOOKUP([.C9];[.$AY$2:.$AZ$15];2;0); VLOOKUP([.D9];[.$AY$2:.$AZ$15];2;0); VLOOKUP([.H9];[.$AY$2:.$AZ$15];2;0); VLOOKUP([.F9];[.$AY$2:.$AZ$15];2;0); VLOOKUP([.G9];[.$AY$2:.$AZ$15];2;0); VLOOKUP([.J9];[.$AY$2:.$AZ$15];2;0); VLOOKUP([.K9];[.$AY$2:.$AZ$15];2;0); VLOOKUP([.H9];[.$AY$2:.$AZ$15];2;0); VLOOKUP([.H9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Q9:.X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 table:formula="of:=[.AA9]/100*0.05+[.AB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7" table:formula="of:=[.AE9]/100*0.15+[.AF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7" table:formula="of:=(SUM(VLOOKUP([.AI9];[.$AY$2:.$AZ$15];2;0); VLOOKUP([.AJ9];[.$AY$2:.$AZ$15];2;0); MIN(30; [.AK9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N9];[.$AY$2:.$AZ$15];2;0); VLOOKUP([.AO9];[.$AY$2:.$AZ$15];2;0); VLOOKUP([.AP9];[.$AY$2:.$AZ$15];2;0))/300)*0.1" office:value-type="float" office:value="0.0883333333333333" calcext:value-type="float">
            <text:p>0.08833</text:p>
          </table:table-cell>
          <table:table-cell/>
          <table:table-cell table:style-name="ce14" table:formula="of:=[.O9] + [.Y9] + [.AC9] + [.AL9] + [.AG9] + [.AQ9]" office:value-type="string" office:string-value="" calcext:value-type="error">
            <text:p>#N/A</text:p>
          </table:table-cell>
          <table:table-cell table:style-name="ce15" table:formula="of:=IF([.AS9]&gt;=0.9875;&quot;A+&quot;;  IF([.AS9]&gt;=0.94; &quot;A&quot;; IF([.AS9]&gt;=0.9; &quot;A-&quot;; IF([.AS9]&gt;=0.87; &quot;B+&quot;; IF([.AS9]&gt;=0.84;&quot;B&quot;; IF([.AS9]&gt;=0.8; &quot;B-&quot;; IF([.AS9]&gt;=0.77; &quot;C+&quot;; IF([.AS9]&gt;=0.74;&quot;C&quot;; IF([.AS9]&gt;=0.7; &quot;C-&quot;; IF([.AS9]&gt;=0.67; &quot;D+&quot;; IF([.AS9]&gt;=0.64;&quot;D&quot;; IF([.AS9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</text:p>
          </table:table-cell>
          <table:table-cell table:style-name="ce15" table:formula="of:=VLOOKUP([.AT9]; [.$BB$2:.$BC$15]; 2; 0)" office:value-type="string" office:string-value="" calcext:value-type="error">
            <text:p>#N/A</text:p>
          </table:table-cell>
          <table:table-cell table:style-name="ce15" table:formula="of:=VLOOKUP([.AU9]; [.$BB$2:.$BC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  <table:table-cell table:style-name="ce7" table:formula="of:=(SUM(VLOOKUP([.C10];[.$AY$2:.$AZ$15];2;0); VLOOKUP([.C10];[.$AY$2:.$AZ$15];2;0); VLOOKUP([.D10];[.$AY$2:.$AZ$15];2;0); VLOOKUP([.H10];[.$AY$2:.$AZ$15];2;0); VLOOKUP([.F10];[.$AY$2:.$AZ$15];2;0); VLOOKUP([.G10];[.$AY$2:.$AZ$15];2;0); VLOOKUP([.J10];[.$AY$2:.$AZ$15];2;0); VLOOKUP([.K10];[.$AY$2:.$AZ$15];2;0); VLOOKUP([.H10];[.$AY$2:.$AZ$15];2;0); VLOOKUP([.H10];[.$AY$2:.$AZ$15];2;0))/1000)*0.3" office:value-type="string" office:string-value="" calcext:value-type="error">
            <text:p>#N/A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Q10:.X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AA10]/100*0.05+[.AB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E10]/100*0.15+[.AF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(SUM(VLOOKUP([.AI10];[.$AY$2:.$AZ$15];2;0); VLOOKUP([.AJ10];[.$AY$2:.$AZ$15];2;0); MIN(30; [.AK10]))/230)*0.05" office:value-type="float" office:value="0.0406521739130435" calcext:value-type="float">
            <text:p>0.04065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 table:formula="of:=(SUM(VLOOKUP([.AN10];[.$AY$2:.$AZ$15];2;0); VLOOKUP([.AO10];[.$AY$2:.$AZ$15];2;0); VLOOKUP([.AP10];[.$AY$2:.$AZ$15];2;0))/300)*0.1" office:value-type="float" office:value="0.0816666666666667" calcext:value-type="float">
            <text:p>0.08167</text:p>
          </table:table-cell>
          <table:table-cell/>
          <table:table-cell table:style-name="ce14" table:formula="of:=[.O10] + [.Y10] + [.AC10] + [.AL10] + [.AG10] + [.AQ10]" office:value-type="string" office:string-value="" calcext:value-type="error">
            <text:p>#N/A</text:p>
          </table:table-cell>
          <table:table-cell table:style-name="ce15" table:formula="of:=IF([.AS10]&gt;=0.9875;&quot;A+&quot;;  IF([.AS10]&gt;=0.94; &quot;A&quot;; IF([.AS10]&gt;=0.9; &quot;A-&quot;; IF([.AS10]&gt;=0.87; &quot;B+&quot;; IF([.AS10]&gt;=0.84;&quot;B&quot;; IF([.AS10]&gt;=0.8; &quot;B-&quot;; IF([.AS10]&gt;=0.77; &quot;C+&quot;; IF([.AS10]&gt;=0.74;&quot;C&quot;; IF([.AS10]&gt;=0.7; &quot;C-&quot;; IF([.AS10]&gt;=0.67; &quot;D+&quot;; IF([.AS10]&gt;=0.64;&quot;D&quot;; IF([.AS10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T10]; [.$BB$2:.$BC$15]; 2; 0)" office:value-type="string" office:string-value="" calcext:value-type="error">
            <text:p>#N/A</text:p>
          </table:table-cell>
          <table:table-cell table:style-name="ce15" table:formula="of:=VLOOKUP([.AU10]; [.$BB$2:.$BC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+</text:p>
          </table:table-cell>
          <table:table-cell table:number-columns-repeated="2"/>
          <table:table-cell table:style-name="ce7" table:formula="of:=(SUM(VLOOKUP([.C11];[.$AY$2:.$AZ$15];2;0); VLOOKUP([.C11];[.$AY$2:.$AZ$15];2;0); VLOOKUP([.D11];[.$AY$2:.$AZ$15];2;0); VLOOKUP([.H11];[.$AY$2:.$AZ$15];2;0); VLOOKUP([.F11];[.$AY$2:.$AZ$15];2;0); VLOOKUP([.G11];[.$AY$2:.$AZ$15];2;0); VLOOKUP([.J11];[.$AY$2:.$AZ$15];2;0); VLOOKUP([.K11];[.$AY$2:.$AZ$15];2;0); VLOOKUP([.H11];[.$AY$2:.$AZ$15];2;0); VLOOKUP([.H11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Q11:.X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AA11]/100*0.05+[.AB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7" table:formula="of:=[.AE11]/100*0.15+[.AF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I11];[.$AY$2:.$AZ$15];2;0); VLOOKUP([.AJ11];[.$AY$2:.$AZ$15];2;0); MIN(30; [.AK11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N11];[.$AY$2:.$AZ$15];2;0); VLOOKUP([.AO11];[.$AY$2:.$AZ$15];2;0); VLOOKUP([.AP11];[.$AY$2:.$AZ$15];2;0))/300)*0.1" office:value-type="float" office:value="0.0903333333333333" calcext:value-type="float">
            <text:p>0.09033</text:p>
          </table:table-cell>
          <table:table-cell/>
          <table:table-cell table:style-name="ce14" table:formula="of:=[.O11] + [.Y11] + [.AC11] + [.AL11] + [.AG11] + [.AQ11]" office:value-type="string" office:string-value="" calcext:value-type="error">
            <text:p>#N/A</text:p>
          </table:table-cell>
          <table:table-cell table:style-name="ce15" table:formula="of:=IF([.AS11]&gt;=0.9875;&quot;A+&quot;;  IF([.AS11]&gt;=0.94; &quot;A&quot;; IF([.AS11]&gt;=0.9; &quot;A-&quot;; IF([.AS11]&gt;=0.87; &quot;B+&quot;; IF([.AS11]&gt;=0.84;&quot;B&quot;; IF([.AS11]&gt;=0.8; &quot;B-&quot;; IF([.AS11]&gt;=0.77; &quot;C+&quot;; IF([.AS11]&gt;=0.74;&quot;C&quot;; IF([.AS11]&gt;=0.7; &quot;C-&quot;; IF([.AS11]&gt;=0.67; &quot;D+&quot;; IF([.AS11]&gt;=0.64;&quot;D&quot;; IF([.AS11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T11]; [.$BB$2:.$BC$15]; 2; 0)" office:value-type="string" office:string-value="" calcext:value-type="error">
            <text:p>#N/A</text:p>
          </table:table-cell>
          <table:table-cell table:style-name="ce15" table:formula="of:=VLOOKUP([.AU11]; [.$BB$2:.$BC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/>
          <table:table-cell office:value-type="string" calcext:value-type="string">
            <text:p>B-</text:p>
          </table:table-cell>
          <table:table-cell table:number-columns-repeated="2"/>
          <table:table-cell table:style-name="ce7" table:formula="of:=(SUM(VLOOKUP([.C12];[.$AY$2:.$AZ$15];2;0); VLOOKUP([.C12];[.$AY$2:.$AZ$15];2;0); VLOOKUP([.D12];[.$AY$2:.$AZ$15];2;0); VLOOKUP([.H12];[.$AY$2:.$AZ$15];2;0); VLOOKUP([.F12];[.$AY$2:.$AZ$15];2;0); VLOOKUP([.G12];[.$AY$2:.$AZ$15];2;0); VLOOKUP([.J12];[.$AY$2:.$AZ$15];2;0); VLOOKUP([.K12];[.$AY$2:.$AZ$15];2;0); VLOOKUP([.H12];[.$AY$2:.$AZ$15];2;0); VLOOKUP([.H12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Q12:.X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AA12]/100*0.05+[.AB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AE12]/100*0.15+[.AF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I12];[.$AY$2:.$AZ$15];2;0); VLOOKUP([.AJ12];[.$AY$2:.$AZ$15];2;0); MIN(30; [.AK12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 table:formula="of:=(SUM(VLOOKUP([.AN12];[.$AY$2:.$AZ$15];2;0); VLOOKUP([.AO12];[.$AY$2:.$AZ$15];2;0); VLOOKUP([.AP12];[.$AY$2:.$AZ$15];2;0))/300)*0.1" office:value-type="float" office:value="0.095" calcext:value-type="float">
            <text:p>0.09500</text:p>
          </table:table-cell>
          <table:table-cell/>
          <table:table-cell table:style-name="ce14" table:formula="of:=[.O12] + [.Y12] + [.AC12] + [.AL12] + [.AG12] + [.AQ12]" office:value-type="string" office:string-value="" calcext:value-type="error">
            <text:p>#N/A</text:p>
          </table:table-cell>
          <table:table-cell table:style-name="ce15" table:formula="of:=IF([.AS12]&gt;=0.9875;&quot;A+&quot;;  IF([.AS12]&gt;=0.94; &quot;A&quot;; IF([.AS12]&gt;=0.9; &quot;A-&quot;; IF([.AS12]&gt;=0.87; &quot;B+&quot;; IF([.AS12]&gt;=0.84;&quot;B&quot;; IF([.AS12]&gt;=0.8; &quot;B-&quot;; IF([.AS12]&gt;=0.77; &quot;C+&quot;; IF([.AS12]&gt;=0.74;&quot;C&quot;; IF([.AS12]&gt;=0.7; &quot;C-&quot;; IF([.AS12]&gt;=0.67; &quot;D+&quot;; IF([.AS12]&gt;=0.64;&quot;D&quot;; IF([.AS12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T12]; [.$BB$2:.$BC$15]; 2; 0)" office:value-type="string" office:string-value="" calcext:value-type="error">
            <text:p>#N/A</text:p>
          </table:table-cell>
          <table:table-cell table:style-name="ce15" table:formula="of:=VLOOKUP([.AU12]; [.$BB$2:.$BC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ce7" table:formula="of:=(SUM(VLOOKUP([.C13];[.$AY$2:.$AZ$15];2;0); VLOOKUP([.C13];[.$AY$2:.$AZ$15];2;0); VLOOKUP([.D13];[.$AY$2:.$AZ$15];2;0); VLOOKUP([.H13];[.$AY$2:.$AZ$15];2;0); VLOOKUP([.F13];[.$AY$2:.$AZ$15];2;0); VLOOKUP([.G13];[.$AY$2:.$AZ$15];2;0); VLOOKUP([.J13];[.$AY$2:.$AZ$15];2;0); VLOOKUP([.K13];[.$AY$2:.$AZ$15];2;0); VLOOKUP([.H13];[.$AY$2:.$AZ$15];2;0); VLOOKUP([.H13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Q13:.X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AA13]/100*0.05+[.AB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AE13]/100*0.15+[.AF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formula="of:=(SUM(VLOOKUP([.AI13];[.$AY$2:.$AZ$15];2;0); VLOOKUP([.AJ13];[.$AY$2:.$AZ$15];2;0); MIN(30; [.AK13]))/230)*0.05" office:value-type="float" office:value="0.0389130434782609" calcext:value-type="float">
            <text:p>0.038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 table:formula="of:=(SUM(VLOOKUP([.AN13];[.$AY$2:.$AZ$15];2;0); VLOOKUP([.AO13];[.$AY$2:.$AZ$15];2;0); VLOOKUP([.AP13];[.$AY$2:.$AZ$15];2;0))/300)*0.1" office:value-type="float" office:value="0.0873333333333333" calcext:value-type="float">
            <text:p>0.08733</text:p>
          </table:table-cell>
          <table:table-cell/>
          <table:table-cell table:style-name="ce14" table:formula="of:=[.O13] + [.Y13] + [.AC13] + [.AL13] + [.AG13] + [.AQ13]" office:value-type="string" office:string-value="" calcext:value-type="error">
            <text:p>#N/A</text:p>
          </table:table-cell>
          <table:table-cell table:style-name="ce15" table:formula="of:=IF([.AS13]&gt;=0.9875;&quot;A+&quot;;  IF([.AS13]&gt;=0.94; &quot;A&quot;; IF([.AS13]&gt;=0.9; &quot;A-&quot;; IF([.AS13]&gt;=0.87; &quot;B+&quot;; IF([.AS13]&gt;=0.84;&quot;B&quot;; IF([.AS13]&gt;=0.8; &quot;B-&quot;; IF([.AS13]&gt;=0.77; &quot;C+&quot;; IF([.AS13]&gt;=0.74;&quot;C&quot;; IF([.AS13]&gt;=0.7; &quot;C-&quot;; IF([.AS13]&gt;=0.67; &quot;D+&quot;; IF([.AS13]&gt;=0.64;&quot;D&quot;; IF([.AS13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T13]; [.$BB$2:.$BC$15]; 2; 0)" office:value-type="string" office:string-value="" calcext:value-type="error">
            <text:p>#N/A</text:p>
          </table:table-cell>
          <table:table-cell table:style-name="ce15" table:formula="of:=VLOOKUP([.AU13]; [.$BB$2:.$BC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ce7" table:formula="of:=(SUM(VLOOKUP([.C14];[.$AY$2:.$AZ$15];2;0); VLOOKUP([.C14];[.$AY$2:.$AZ$15];2;0); VLOOKUP([.D14];[.$AY$2:.$AZ$15];2;0); VLOOKUP([.H14];[.$AY$2:.$AZ$15];2;0); VLOOKUP([.F14];[.$AY$2:.$AZ$15];2;0); VLOOKUP([.G14];[.$AY$2:.$AZ$15];2;0); VLOOKUP([.J14];[.$AY$2:.$AZ$15];2;0); VLOOKUP([.K14];[.$AY$2:.$AZ$15];2;0); VLOOKUP([.H14];[.$AY$2:.$AZ$15];2;0); VLOOKUP([.H14];[.$AY$2:.$AZ$15];2;0))/1000)*0.3" office:value-type="string" office:string-value="" calcext:value-type="error">
            <text:p>#N/A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Q14:.X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[.AA14]/100*0.05+[.AB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7" table:formula="of:=[.AE14]/100*0.15+[.AF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(SUM(VLOOKUP([.AI14];[.$AY$2:.$AZ$15];2;0); VLOOKUP([.AJ14];[.$AY$2:.$AZ$15];2;0); MIN(30; [.AK14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N14];[.$AY$2:.$AZ$15];2;0); VLOOKUP([.AO14];[.$AY$2:.$AZ$15];2;0); VLOOKUP([.AP14];[.$AY$2:.$AZ$15];2;0))/300)*0.1" office:value-type="float" office:value="0.0883333333333333" calcext:value-type="float">
            <text:p>0.08833</text:p>
          </table:table-cell>
          <table:table-cell/>
          <table:table-cell table:style-name="ce14" table:formula="of:=[.O14] + [.Y14] + [.AC14] + [.AL14] + [.AG14] + [.AQ14]" office:value-type="string" office:string-value="" calcext:value-type="error">
            <text:p>#N/A</text:p>
          </table:table-cell>
          <table:table-cell table:style-name="ce15" table:formula="of:=IF([.AS14]&gt;=0.9875;&quot;A+&quot;;  IF([.AS14]&gt;=0.94; &quot;A&quot;; IF([.AS14]&gt;=0.9; &quot;A-&quot;; IF([.AS14]&gt;=0.87; &quot;B+&quot;; IF([.AS14]&gt;=0.84;&quot;B&quot;; IF([.AS14]&gt;=0.8; &quot;B-&quot;; IF([.AS14]&gt;=0.77; &quot;C+&quot;; IF([.AS14]&gt;=0.74;&quot;C&quot;; IF([.AS14]&gt;=0.7; &quot;C-&quot;; IF([.AS14]&gt;=0.67; &quot;D+&quot;; IF([.AS14]&gt;=0.64;&quot;D&quot;; IF([.AS14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T14]; [.$BB$2:.$BC$15]; 2; 0)" office:value-type="string" office:string-value="" calcext:value-type="error">
            <text:p>#N/A</text:p>
          </table:table-cell>
          <table:table-cell table:style-name="ce15" table:formula="of:=VLOOKUP([.AU14]; [.$BB$2:.$BC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7" table:formula="of:=(SUM(VLOOKUP([.C15];[.$AY$2:.$AZ$15];2;0); VLOOKUP([.C15];[.$AY$2:.$AZ$15];2;0); VLOOKUP([.D15];[.$AY$2:.$AZ$15];2;0); VLOOKUP([.H15];[.$AY$2:.$AZ$15];2;0); VLOOKUP([.F15];[.$AY$2:.$AZ$15];2;0); VLOOKUP([.G15];[.$AY$2:.$AZ$15];2;0); VLOOKUP([.J15];[.$AY$2:.$AZ$15];2;0); VLOOKUP([.K15];[.$AY$2:.$AZ$15];2;0); VLOOKUP([.H15];[.$AY$2:.$AZ$15];2;0); VLOOKUP([.H15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Q15:.X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AA15]/100*0.05+[.AB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E15]/100*0.15+[.AF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(SUM(VLOOKUP([.AI15];[.$AY$2:.$AZ$15];2;0); VLOOKUP([.AJ15];[.$AY$2:.$AZ$15];2;0); MIN(30; [.AK15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AN15];[.$AY$2:.$AZ$15];2;0); VLOOKUP([.AO15];[.$AY$2:.$AZ$15];2;0); VLOOKUP([.AP15];[.$AY$2:.$AZ$15];2;0))/300)*0.1" office:value-type="float" office:value="0.0816666666666667" calcext:value-type="float">
            <text:p>0.08167</text:p>
          </table:table-cell>
          <table:table-cell/>
          <table:table-cell table:style-name="ce14" table:formula="of:=[.O15] + [.Y15] + [.AC15] + [.AL15] + [.AG15] + [.AQ15]" office:value-type="string" office:string-value="" calcext:value-type="error">
            <text:p>#N/A</text:p>
          </table:table-cell>
          <table:table-cell table:style-name="ce15" table:formula="of:=IF([.AS15]&gt;=0.9875;&quot;A+&quot;;  IF([.AS15]&gt;=0.94; &quot;A&quot;; IF([.AS15]&gt;=0.9; &quot;A-&quot;; IF([.AS15]&gt;=0.87; &quot;B+&quot;; IF([.AS15]&gt;=0.84;&quot;B&quot;; IF([.AS15]&gt;=0.8; &quot;B-&quot;; IF([.AS15]&gt;=0.77; &quot;C+&quot;; IF([.AS15]&gt;=0.74;&quot;C&quot;; IF([.AS15]&gt;=0.7; &quot;C-&quot;; IF([.AS15]&gt;=0.67; &quot;D+&quot;; IF([.AS15]&gt;=0.64;&quot;D&quot;; IF([.AS15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T15]; [.$BB$2:.$BC$15]; 2; 0)" office:value-type="string" office:string-value="" calcext:value-type="error">
            <text:p>#N/A</text:p>
          </table:table-cell>
          <table:table-cell table:style-name="ce15" table:formula="of:=VLOOKUP([.AU15]; [.$BB$2:.$BC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7" table:formula="of:=(SUM(VLOOKUP([.C16];[.$AY$2:.$AZ$15];2;0); VLOOKUP([.C16];[.$AY$2:.$AZ$15];2;0); VLOOKUP([.D16];[.$AY$2:.$AZ$15];2;0); VLOOKUP([.H16];[.$AY$2:.$AZ$15];2;0); VLOOKUP([.F16];[.$AY$2:.$AZ$15];2;0); VLOOKUP([.G16];[.$AY$2:.$AZ$15];2;0); VLOOKUP([.J16];[.$AY$2:.$AZ$15];2;0); VLOOKUP([.K16];[.$AY$2:.$AZ$15];2;0); VLOOKUP([.H16];[.$AY$2:.$AZ$15];2;0); VLOOKUP([.H16];[.$AY$2:.$AZ$15];2;0))/1000)*0.3" office:value-type="string" office:string-value="" calcext:value-type="error">
            <text:p>#N/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table:formula="of:=SUM([.Q16:.X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 table:formula="of:=[.AA16]/100*0.05+[.AB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7" table:formula="of:=[.AE16]/100*0.15+[.AF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(SUM(VLOOKUP([.AI16];[.$AY$2:.$AZ$15];2;0); VLOOKUP([.AJ16];[.$AY$2:.$AZ$15];2;0); MIN(30; [.AK1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AN16];[.$AY$2:.$AZ$15];2;0); VLOOKUP([.AO16];[.$AY$2:.$AZ$15];2;0); VLOOKUP([.AP16];[.$AY$2:.$AZ$15];2;0))/300)*0.1" office:value-type="float" office:value="0.0916666666666667" calcext:value-type="float">
            <text:p>0.09167</text:p>
          </table:table-cell>
          <table:table-cell/>
          <table:table-cell table:style-name="ce14" table:formula="of:=[.O16] + [.Y16] + [.AC16] + [.AL16] + [.AG16] + [.AQ16]" office:value-type="string" office:string-value="" calcext:value-type="error">
            <text:p>#N/A</text:p>
          </table:table-cell>
          <table:table-cell table:style-name="ce15" table:formula="of:=IF([.AS16]&gt;=0.9875;&quot;A+&quot;;  IF([.AS16]&gt;=0.94; &quot;A&quot;; IF([.AS16]&gt;=0.9; &quot;A-&quot;; IF([.AS16]&gt;=0.87; &quot;B+&quot;; IF([.AS16]&gt;=0.84;&quot;B&quot;; IF([.AS16]&gt;=0.8; &quot;B-&quot;; IF([.AS16]&gt;=0.77; &quot;C+&quot;; IF([.AS16]&gt;=0.74;&quot;C&quot;; IF([.AS16]&gt;=0.7; &quot;C-&quot;; IF([.AS16]&gt;=0.67; &quot;D+&quot;; IF([.AS16]&gt;=0.64;&quot;D&quot;; IF([.AS16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T16]; [.$BB$2:.$BC$15]; 2; 0)" office:value-type="string" office:string-value="" calcext:value-type="error">
            <text:p>#N/A</text:p>
          </table:table-cell>
          <table:table-cell table:style-name="ce15" table:formula="of:=VLOOKUP([.AU16]; [.$BB$2:.$BC$15]; 2; 0)" office:value-type="float" office:value="2.7" calcext:value-type="float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66"/>
        </table:table-row>
        <table:table-row table:style-name="ro1">
          <table:table-cell table:number-columns-repeated="14"/>
          <table:table-cell table:style-name="ce7" table:formula="of:=(SUM(VLOOKUP([.B17];[.$AY$2:.$AZ$15];2;0); VLOOKUP([.C17];[.$AY$2:.$AZ$15];2;0); VLOOKUP([.D17];[.$AY$2:.$AZ$15];2;0); VLOOKUP([.H17];[.$AY$2:.$AZ$15];2;0); VLOOKUP([.F17];[.$AY$2:.$AZ$15];2;0); VLOOKUP([.G17];[.$AY$2:.$AZ$15];2;0); VLOOKUP([.J17];[.$AY$2:.$AZ$15];2;0); VLOOKUP([.K17];[.$AY$2:.$AZ$15];2;0); VLOOKUP([.H17];[.$AY$2:.$AZ$15];2;0); VLOOKUP([.H17];[.$AY$2:.$AZ$15];2;0))/1000)*0.3" office:value-type="string" office:string-value="" calcext:value-type="error">
            <text:p>#N/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Q17:.X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AA17]/100*0.05+[.AB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AE17]/100*0.15+[.AF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7" table:formula="of:=(SUM(VLOOKUP([.AI17];[.$AY$2:.$AZ$15];2;0); VLOOKUP([.AJ17];[.$AY$2:.$AZ$15];2;0); MIN(30; [.AK17]))/230)*0.05" office:value-type="float" office:value="0.0428260869565217" calcext:value-type="float">
            <text:p>0.04283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N17];[.$AY$2:.$AZ$15];2;0); VLOOKUP([.AO17];[.$AY$2:.$AZ$15];2;0); VLOOKUP([.AP17];[.$AY$2:.$AZ$15];2;0))/300)*0.1" office:value-type="float" office:value="0.0903333333333333" calcext:value-type="float">
            <text:p>0.09033</text:p>
          </table:table-cell>
          <table:table-cell/>
          <table:table-cell table:style-name="ce14" table:formula="of:=[.O17] + [.Y17] + [.AC17] + [.AL17] + [.AG17] + [.AQ17]" office:value-type="string" office:string-value="" calcext:value-type="error">
            <text:p>#N/A</text:p>
          </table:table-cell>
          <table:table-cell table:style-name="ce15" table:formula="of:=IF([.AS17]&gt;=0.9875;&quot;A+&quot;;  IF([.AS17]&gt;=0.94; &quot;A&quot;; IF([.AS17]&gt;=0.9; &quot;A-&quot;; IF([.AS17]&gt;=0.87; &quot;B+&quot;; IF([.AS17]&gt;=0.84;&quot;B&quot;; IF([.AS17]&gt;=0.8; &quot;B-&quot;; IF([.AS17]&gt;=0.77; &quot;C+&quot;; IF([.AS17]&gt;=0.74;&quot;C&quot;; IF([.AS17]&gt;=0.7; &quot;C-&quot;; IF([.AS17]&gt;=0.67; &quot;D+&quot;; IF([.AS17]&gt;=0.64;&quot;D&quot;; IF([.AS17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T17]; [.$BB$2:.$BC$15]; 2; 0)" office:value-type="string" office:string-value="" calcext:value-type="error">
            <text:p>#N/A</text:p>
          </table:table-cell>
          <table:table-cell table:style-name="ce15" table:formula="of:=VLOOKUP([.AU17]; [.$BB$2:.$BC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2"/>
          <table:table-cell table:number-columns-repeated="13"/>
          <table:table-cell table:style-name="ce7" table:formula="of:=(SUM(VLOOKUP([.B18];[.$AY$2:.$AZ$15];2;0); VLOOKUP([.C18];[.$AY$2:.$AZ$15];2;0); VLOOKUP([.D18];[.$AY$2:.$AZ$15];2;0); VLOOKUP([.H18];[.$AY$2:.$AZ$15];2;0); VLOOKUP([.F18];[.$AY$2:.$AZ$15];2;0); VLOOKUP([.G18];[.$AY$2:.$AZ$15];2;0); VLOOKUP([.J18];[.$AY$2:.$AZ$15];2;0); VLOOKUP([.K18];[.$AY$2:.$AZ$15];2;0); VLOOKUP([.H18];[.$AY$2:.$AZ$15];2;0); VLOOKUP([.H18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Q18:.X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AA18]/100*0.05+[.AB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E18]/100*0.15+[.AF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I18];[.$AY$2:.$AZ$15];2;0); VLOOKUP([.AJ18];[.$AY$2:.$AZ$15];2;0); MIN(30; [.AK18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 table:formula="of:=(SUM(VLOOKUP([.AN18];[.$AY$2:.$AZ$15];2;0); VLOOKUP([.AO18];[.$AY$2:.$AZ$15];2;0); VLOOKUP([.AP18];[.$AY$2:.$AZ$15];2;0))/300)*0.1" office:value-type="float" office:value="0.095" calcext:value-type="float">
            <text:p>0.09500</text:p>
          </table:table-cell>
          <table:table-cell/>
          <table:table-cell table:style-name="ce14" table:formula="of:=[.O18] + [.Y18] + [.AC18] + [.AL18] + [.AG18] + [.AQ18]" office:value-type="string" office:string-value="" calcext:value-type="error">
            <text:p>#N/A</text:p>
          </table:table-cell>
          <table:table-cell table:style-name="ce15" table:formula="of:=IF([.AS18]&gt;=0.9875;&quot;A+&quot;;  IF([.AS18]&gt;=0.94; &quot;A&quot;; IF([.AS18]&gt;=0.9; &quot;A-&quot;; IF([.AS18]&gt;=0.87; &quot;B+&quot;; IF([.AS18]&gt;=0.84;&quot;B&quot;; IF([.AS18]&gt;=0.8; &quot;B-&quot;; IF([.AS18]&gt;=0.77; &quot;C+&quot;; IF([.AS18]&gt;=0.74;&quot;C&quot;; IF([.AS18]&gt;=0.7; &quot;C-&quot;; IF([.AS18]&gt;=0.67; &quot;D+&quot;; IF([.AS18]&gt;=0.64;&quot;D&quot;; IF([.AS18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T18]; [.$BB$2:.$BC$15]; 2; 0)" office:value-type="string" office:string-value="" calcext:value-type="error">
            <text:p>#N/A</text:p>
          </table:table-cell>
          <table:table-cell table:style-name="ce15" table:formula="of:=VLOOKUP([.AU18]; [.$BB$2:.$BC$15]; 2; 0)" office:value-type="float" office:value="3" calcext:value-type="float">
            <text:p>3</text:p>
          </table:table-cell>
          <table:table-cell table:number-columns-repeated="975"/>
        </table:table-row>
        <table:table-row table:style-name="ro1">
          <table:table-cell table:number-columns-repeated="14"/>
          <table:table-cell table:style-name="ce7" table:formula="of:=(SUM(VLOOKUP([.B19];[.$AY$2:.$AZ$15];2;0); VLOOKUP([.C19];[.$AY$2:.$AZ$15];2;0); VLOOKUP([.D19];[.$AY$2:.$AZ$15];2;0); VLOOKUP([.H19];[.$AY$2:.$AZ$15];2;0); VLOOKUP([.F19];[.$AY$2:.$AZ$15];2;0); VLOOKUP([.G19];[.$AY$2:.$AZ$15];2;0); VLOOKUP([.J19];[.$AY$2:.$AZ$15];2;0); VLOOKUP([.K19];[.$AY$2:.$AZ$15];2;0); VLOOKUP([.H19];[.$AY$2:.$AZ$15];2;0); VLOOKUP([.H19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Q19:.X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AA19]/100*0.05+[.AB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7" table:formula="of:=[.AE19]/100*0.15+[.AF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I19];[.$AY$2:.$AZ$15];2;0); VLOOKUP([.AJ19];[.$AY$2:.$AZ$15];2;0); MIN(30; [.AK19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N19];[.$AY$2:.$AZ$15];2;0); VLOOKUP([.AO19];[.$AY$2:.$AZ$15];2;0); VLOOKUP([.AP19];[.$AY$2:.$AZ$15];2;0))/300)*0.1" office:value-type="float" office:value="0.0936666666666667" calcext:value-type="float">
            <text:p>0.09367</text:p>
          </table:table-cell>
          <table:table-cell/>
          <table:table-cell table:style-name="ce14" table:formula="of:=[.O19] + [.Y19] + [.AC19] + [.AL19] + [.AG19] + [.AQ19]" office:value-type="string" office:string-value="" calcext:value-type="error">
            <text:p>#N/A</text:p>
          </table:table-cell>
          <table:table-cell table:style-name="ce15" table:formula="of:=IF([.AS19]&gt;=0.9875;&quot;A+&quot;;  IF([.AS19]&gt;=0.94; &quot;A&quot;; IF([.AS19]&gt;=0.9; &quot;A-&quot;; IF([.AS19]&gt;=0.87; &quot;B+&quot;; IF([.AS19]&gt;=0.84;&quot;B&quot;; IF([.AS19]&gt;=0.8; &quot;B-&quot;; IF([.AS19]&gt;=0.77; &quot;C+&quot;; IF([.AS19]&gt;=0.74;&quot;C&quot;; IF([.AS19]&gt;=0.7; &quot;C-&quot;; IF([.AS19]&gt;=0.67; &quot;D+&quot;; IF([.AS19]&gt;=0.64;&quot;D&quot;; IF([.AS19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T19]; [.$BB$2:.$BC$15]; 2; 0)" office:value-type="string" office:string-value="" calcext:value-type="error">
            <text:p>#N/A</text:p>
          </table:table-cell>
          <table:table-cell table:style-name="ce15" table:formula="of:=VLOOKUP([.AU19]; [.$BB$2:.$BC$15]; 2; 0)" office:value-type="float" office:value="3.3" calcext:value-type="float">
            <text:p>3.3</text:p>
          </table:table-cell>
          <table:table-cell table:number-columns-repeated="975"/>
        </table:table-row>
        <table:table-row table:style-name="ro1">
          <table:table-cell table:number-columns-repeated="14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5"/>
        </table:table-row>
        <table:table-row table:style-name="ro1">
          <table:table-cell table:number-columns-repeated="14"/>
          <table:table-cell table:style-name="ce7"/>
          <table:table-cell table:number-columns-repeated="9"/>
          <table:table-cell table:style-name="ce7" table:formula="of:=AVERAGE([.Y2:.Y19])" office:value-type="float" office:value="0.0868055555555556" calcext:value-type="float">
            <text:p>0.08681</text:p>
          </table:table-cell>
          <table:table-cell/>
          <table:table-cell table:style-name="ce5" table:formula="of:=AVERAGE([.AA2:.AA19])" office:value-type="float" office:value="70.1111111111111" calcext:value-type="float">
            <text:p>70.1111111111</text:p>
          </table:table-cell>
          <table:table-cell table:style-name="ce5" table:formula="of:=AVERAGE([.AB2:.AB19])" office:value-type="float" office:value="78.7777777777778" calcext:value-type="float">
            <text:p>78.7777777778</text:p>
          </table:table-cell>
          <table:table-cell table:style-name="ce7" table:formula="of:=AVERAGE([.AC2:.AC18])" office:value-type="float" office:value="0.0739411764705882" calcext:value-type="float">
            <text:p>0.07394</text:p>
          </table:table-cell>
          <table:table-cell/>
          <table:table-cell table:style-name="ce5" table:formula="of:=AVERAGE([.AE2:.AE19])" office:value-type="float" office:value="79.1666666666667" calcext:value-type="float">
            <text:p>79.1666666667</text:p>
          </table:table-cell>
          <table:table-cell table:style-name="ce5" table:formula="of:=AVERAGE([.AF2:.AF19])" office:value-type="float" office:value="72.4444444444444" calcext:value-type="float">
            <text:p>72.4444444444</text:p>
          </table:table-cell>
          <table:table-cell table:style-name="ce7" table:formula="of:=AVERAGE([.AG2:.AG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5"/>
        </table:table-row>
        <table:table-row table:style-name="ro1">
          <table:table-cell table:number-columns-repeated="14"/>
          <table:table-cell table:style-name="ce7"/>
          <table:table-cell table:number-columns-repeated="9"/>
          <table:table-cell table:style-name="ce11" table:formula="of:=(SUM(VLOOKUP([.C2]; [.$AJ$2:.$AK$14]; 2; 0)))" office:value-type="float" office:value="60" calcext:value-type="float">
            <text:p>60.00000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5"/>
        </table:table-row>
        <table:table-row table:style-name="ro1">
          <table:table-cell table:number-columns-repeated="14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1"/>
          <table:table-cell table:style-name="ce15" table:formula="of:=AVERAGE([.AS2:.AS19])" office:value-type="string" office:string-value="" calcext:value-type="error">
            <text:p>#N/A</text:p>
          </table:table-cell>
          <table:table-cell table:style-name="ce13" table:number-columns-repeated="2"/>
          <table:table-cell table:style-name="ce15" table:formula="of:=AVERAGE([.AV2:.AV22])" office:value-type="string" office:string-value="" calcext:value-type="error">
            <text:p>#N/A</text:p>
          </table:table-cell>
          <table:table-cell table:style-name="ce15" table:formula="of:=AVERAGE([.AW2:.AW22])" office:value-type="float" office:value="2.79444444444444" calcext:value-type="float">
            <text:p>2.7944444444</text:p>
          </table:table-cell>
          <table:table-cell table:number-columns-repeated="975"/>
        </table:table-row>
        <table:table-row table:style-name="ro1" table:number-rows-repeated="5">
          <table:table-cell table:number-columns-repeated="14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 table:number-columns-repeated="14"/>
          <table:table-cell table:style-name="ce8"/>
          <table:table-cell table:number-columns-repeated="9"/>
          <table:table-cell table:style-name="ce8"/>
          <table:table-cell table:number-columns-repeated="99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09:22:53.797185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12T10:04:26.055593673</dc:date>
    <dc:creator>Gregory Kapfhammer</dc:creator>
    <meta:editing-duration>P9DT9H14S</meta:editing-duration>
    <meta:editing-cycles>285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772" meta:object-count="0"/>
  </office:meta>
</office:document-meta>
</file>